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7D05387C827DC4E8D39.png" manifest:media-type="image/png"/>
  <manifest:file-entry manifest:full-path="Pictures/10000001000001F4000001F4E6113FC9D74220C2.png" manifest:media-type="image/png"/>
  <manifest:file-entry manifest:full-path="Pictures/100000010000012C0000012C81FE7D7B788CB768.png" manifest:media-type="image/png"/>
  <manifest:file-entry manifest:full-path="Pictures/100068A300001F0200001F02D29D40C2311955F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kra Petch SemiBold:liga&amp;kern" svg:font-family="'Chakra Petch SemiBold:liga&amp;kern'" style:font-adornments="Semibold" style:font-pitch="variable"/>
    <style:font-face style:name="Cordia New" svg:font-family="'Cordia New'" style:font-family-generic="system" style:font-pitch="variable"/>
    <style:font-face style:name="Cordia New1" svg:font-family="'Cordia New'" style:font-pitch="variable"/>
    <style:font-face style:name="Kinnari" svg:font-family="Kinna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family-generic="swiss" style:font-pitch="variable"/>
    <style:font-face style:name="TH Sarabun New" svg:font-family="'TH Sarabun New'" style:font-pitch="variable"/>
    <style:font-face style:name="TH Sarabun New:kern" svg:font-family="'TH Sarabun New:kern'" style:font-adornments="ปกติ" style:font-pitch="variable"/>
    <style:font-face style:name="TH Sarabun New:liga&amp;kern" svg:font-family="'TH Sarabun New:liga&amp;kern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282a36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cm" fo:min-width="0cm"/>
      <style:paragraph-properties style:writing-mode="lr-tb"/>
    </style:style>
    <style:style style:name="gr2" style:family="graphic" style:parent-style-name="standard">
      <style:graphic-properties draw:stroke="solid" svg:stroke-width="0.028cm" svg:stroke-color="#44475a" draw:marker-start-width="0.242cm" draw:marker-end-width="0.242cm" draw:fill-color="#282a36" draw:textarea-horizontal-align="justify" draw:textarea-vertical-align="middle" draw:auto-grow-height="false" fo:min-height="1.472cm" fo:min-width="5.722cm" fo:padding-top="0.139cm" fo:padding-bottom="0.139cm" fo:padding-left="0.264cm" fo:padding-right="0.264cm" draw:shadow="visible" draw:shadow-offset-x="0.106cm" draw:shadow-offset-y="0.106cm" draw:shadow-color="#44475a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5cm" fo:min-width="0cm"/>
      <style:paragraph-properties style:writing-mode="lr-tb"/>
    </style:style>
    <style:style style:name="gr4" style:family="graphic" style:parent-style-name="objectwithoutfill">
      <style:graphic-properties svg:stroke-color="#44475a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3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0cm"/>
      <style:paragraph-properties style:writing-mode="lr-tb"/>
    </style:style>
    <style:style style:name="P1" style:family="paragraph">
      <style:paragraph-properties fo:text-align="center"/>
      <style:text-properties style:language-complex="th" style:country-complex="TH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Noto Sans1" fo:font-size="30pt" fo:font-weight="bold" style:font-size-asian="30pt" style:font-size-complex="30pt" style:language-complex="th" style:country-complex="TH"/>
    </style:style>
    <style:style style:name="P3" style:family="paragraph">
      <loext:graphic-properties draw:fill-color="#282a36"/>
      <style:paragraph-properties fo:text-align="center"/>
      <style:text-properties style:language-complex="th" style:country-complex="TH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TH Sarabun New" fo:font-size="16pt" style:font-size-asian="16pt" style:font-name-complex="TH Sarabun New" style:font-size-complex="16pt" style:language-complex="th" style:country-complex="TH"/>
    </style:style>
    <style:style style:name="P5" style:family="paragraph">
      <loext:graphic-properties draw:fill="none"/>
      <style:paragraph-properties fo:text-align="center"/>
      <style:text-properties style:language-complex="th" style:country-complex="TH"/>
    </style:style>
    <style:style style:name="P6" style:family="paragraph">
      <style:paragraph-properties fo:text-align="center"/>
      <style:text-properties style:font-name="TH Sarabun New:kern" fo:font-size="13pt" style:font-size-asian="13pt" style:font-name-complex="TH Sarabun New:kern" style:font-size-complex="13pt" style:language-complex="th" style:country-complex="TH" fo:hyphenate="true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8f8f2" loext:opacity="100%" style:font-name="TH Sarabun New:kern" fo:font-size="13pt" style:letter-kerning="true" style:font-size-asian="13pt" style:font-name-complex="TH Sarabun New:kern" style:font-size-complex="13pt" style:language-complex="th" style:country-complex="TH" fo:hyphenate="tru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style:font-name="Chakra Petch SemiBold:liga&amp;kern" fo:font-size="10pt" fo:font-weight="600" style:font-size-asian="10pt" style:font-size-complex="10pt"/>
    </style:style>
    <style:style style:name="T1" style:family="text">
      <style:text-properties style:font-name="Noto Sans1" fo:font-size="30pt" fo:font-weight="bold" style:font-size-asian="30pt" style:font-size-complex="30pt"/>
    </style:style>
    <style:style style:name="T2" style:family="text">
      <style:text-properties style:font-name="TH Sarabun New" fo:font-size="16pt" style:font-size-asian="16pt" style:font-name-complex="TH Sarabun New" style:font-size-complex="16pt" style:language-complex="th" style:country-complex="TH"/>
    </style:style>
    <style:style style:name="T3" style:family="text">
      <style:text-properties style:font-name="TH Sarabun New" fo:font-size="16pt" fo:font-weight="bold" style:font-size-asian="16pt" style:font-weight-asian="bold" style:font-name-complex="TH Sarabun New" style:font-size-complex="16pt" style:language-complex="th" style:country-complex="TH" style:font-weight-complex="bold"/>
    </style:style>
    <style:style style:name="T4" style:family="text">
      <style:text-properties fo:color="#f8f8f2" loext:opacity="100%" style:font-name="TH Sarabun New:kern" fo:font-size="13pt" style:letter-kerning="true" style:font-size-asian="13pt" style:font-name-complex="TH Sarabun New:kern" style:font-size-complex="13pt" style:language-complex="th" style:country-complex="TH"/>
    </style:style>
    <style:style style:name="T5" style:family="text">
      <style:text-properties style:font-name="Chakra Petch SemiBold:liga&amp;kern" fo:font-size="10pt" fo:font-weight="600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pecial Thanks" draw:style-name="dp1" draw:master-page-name="Default">
        <draw:frame draw:style-name="gr1" draw:text-style-name="P2" draw:layer="layout" svg:width="9.5cm" svg:height="1.69cm" svg:x="2.65cm" svg:y="1.5cm">
          <draw:text-box>
            <text:p text:style-name="P1"><text:span text:style-name="T1">SPECIAL THANKS</text:span></text:p>
          </draw:text-box>
        </draw:frame>
        <draw:g>
          <draw:custom-shape draw:style-name="gr2" draw:text-style-name="P3" draw:layer="layout" svg:width="6.25cm" svg:height="1.75cm" svg:x="4.275cm" svg:y="3.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6.247cm" svg:height="1.715cm" svg:x="4.278cm" svg:y="3.635cm">
            <draw:text-box>
              <text:p text:style-name="P1"><text:span text:style-name="T2">ขอบคุณสมาชิกชุมชนและโปรเจกต์อื่นๆ</text:span></text:p>
              <text:p text:style-name="P1"><text:span text:style-name="T3">ที่ทำให้หนังสือเล่มนี้เป็นจริง</text:span></text:p>
            </draw:text-box>
          </draw:frame>
        </draw:g>
        <draw:line draw:style-name="gr4" draw:text-style-name="P5" draw:layer="layout" svg:x1="2cm" svg:y1="6cm" svg:x2="12.75cm" svg:y2="6cm">
          <text:p/>
        </draw:line>
        <draw:line draw:style-name="gr4" draw:text-style-name="P5" draw:layer="layout" svg:x1="3cm" svg:y1="5.75cm" svg:x2="1.5cm" svg:y2="5.75cm">
          <text:p/>
        </draw:line>
        <draw:line draw:style-name="gr4" draw:text-style-name="P5" draw:layer="layout" svg:x1="2.5cm" svg:y1="5.5cm" svg:x2="1cm" svg:y2="5.5cm">
          <text:p/>
        </draw:line>
        <draw:line draw:style-name="gr4" draw:text-style-name="P5" draw:layer="layout" svg:x1="12cm" svg:y1="5.75cm" svg:x2="13.25cm" svg:y2="5.75cm">
          <text:p/>
        </draw:line>
        <draw:line draw:style-name="gr4" draw:text-style-name="P5" draw:layer="layout" svg:x1="12.5cm" svg:y1="5.5cm" svg:x2="13.75cm" svg:y2="5.5cm">
          <text:p/>
        </draw:line>
        <draw:frame draw:style-name="gr5" draw:text-style-name="P5" draw:layer="layout" svg:width="4cm" svg:height="4cm" svg:x="1.5cm" svg:y="6.75cm">
          <draw:image xlink:href="Pictures/100068A300001F0200001F02D29D40C2311955F5.svg" xlink:type="simple" xlink:show="embed" xlink:actuate="onLoad" draw:mime-type="image/svg+xml">
            <text:p/>
          </draw:image>
          <draw:image xlink:href="Pictures/100000010000012C0000012C81FE7D7B788CB768.png" xlink:type="simple" xlink:show="embed" xlink:actuate="onLoad" draw:mime-type="image/png"/>
        </draw:frame>
        <draw:frame draw:style-name="gr5" draw:text-style-name="P5" draw:layer="layout" svg:width="1.5cm" svg:height="1.5cm" svg:x="2.311cm" svg:y="3.25cm">
          <draw:image xlink:href="Pictures/10000001000001F4000001F4E6113FC9D74220C2.png" xlink:type="simple" xlink:show="embed" xlink:actuate="onLoad" draw:mime-type="image/png">
            <text:p/>
          </draw:image>
        </draw:frame>
        <draw:frame draw:style-name="gr5" draw:text-style-name="P5" draw:layer="layout" svg:width="1.5cm" svg:height="1.5cm" svg:x="11.25cm" svg:y="3.25cm">
          <draw:image xlink:href="Pictures/10000001000007D0000007D05387C827DC4E8D39.png" xlink:type="simple" xlink:show="embed" xlink:actuate="onLoad" draw:mime-type="image/png">
            <text:p/>
          </draw:image>
        </draw:frame>
        <draw:line draw:style-name="gr4" draw:text-style-name="P5" draw:layer="layout" svg:x1="6cm" svg:y1="6cm" svg:x2="6cm" svg:y2="12cm">
          <text:p/>
        </draw:line>
        <draw:frame draw:style-name="gr6" draw:text-style-name="P7" draw:layer="layout" svg:width="7.25cm" svg:height="6.181cm" svg:x="6.25cm" svg:y="6.5cm">
          <draw:text-box>
            <text:p text:style-name="P6"><text:span text:style-name="T4">หนังสือเล่มนี้ เป็นหนึ่งใน “ทรัพยากรสาธารณะ” </text:span><text:span text:style-name="T4">ของ </text:span><text:span text:style-name="T4">Discord Community Server </text:span><text:span text:style-name="T4">โดย</text:span><text:span text:style-name="T4">นักศึกษามหาวิทยาลัยเทคโนโลยีราชมงคลธัญบุรี </text:span><text:span text:style-name="T4">คณะเทคโนโลยีสื่อสารมวลชน สาขาครีเอทีฟมีเดีย</text:span><text:span text:style-name="T4">เทคโนโลยี ทั้งภาควิชาเทคโนโลยีการพัฒนาเว็บ</text:span><text:span text:style-name="T4">ไซต์ฟูลสแต็กและภาควิชาเทคโนโลยีพัฒนาเกม</text:span><text:span text:style-name="T4">ดิจิทัล เพื่อเป็นสื่อการเรียนรู้ให้กับเหล่าสมาชิกฯ </text:span><text:span text:style-name="T4">ใน </text:span><text:span text:style-name="T4">Discord </text:span><text:span text:style-name="T4">ของสาขา และบุคคลทั่วไปที่สนใจ</text:span><text:span text:style-name="T4">การศึกษาภาษา </text:span><text:span text:style-name="T4">Python </text:span><text:span text:style-name="T4">และรุ่นน้องของสาขาที่</text:span><text:span text:style-name="T4">จะเข้ามา </text:span><text:span text:style-name="T4">Join </text:span><text:span text:style-name="T4">ใน </text:span><text:span text:style-name="T4">Discord </text:span><text:span text:style-name="T4">ชุมชนของเราใน</text:span><text:span text:style-name="T4">อนาคต</text:span></text:p>
          </draw:text-box>
        </draw:frame>
        <draw:line draw:style-name="gr4" draw:text-style-name="P8" draw:layer="layout" svg:x1="13cm" svg:y1="13cm" svg:x2="2cm" svg:y2="13cm">
          <text:p/>
        </draw:line>
        <draw:line draw:style-name="gr4" draw:text-style-name="P8" draw:layer="layout" svg:x1="5.75cm" svg:y1="12.25cm" svg:x2="6.25cm" svg:y2="12.25cm">
          <text:p/>
        </draw:line>
        <draw:line draw:style-name="gr4" draw:text-style-name="P8" draw:layer="layout" svg:x1="5.5cm" svg:y1="12.5cm" svg:x2="6.5cm" svg:y2="12.5cm">
          <text:p/>
        </draw:line>
        <draw:line draw:style-name="gr4" draw:text-style-name="P8" draw:layer="layout" svg:x1="5.25cm" svg:y1="12.75cm" svg:x2="6.75cm" svg:y2="12.75cm">
          <text:p/>
        </draw:line>
        <draw:frame draw:style-name="gr7" draw:text-style-name="P10" draw:layer="layout" svg:width="4.284cm" svg:height="0.708cm" svg:x="1.466cm" svg:y="10.75cm">
          <draw:text-box>
            <text:p text:style-name="P9"><text:span text:style-name="T5">DISCORD COMMUNIT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kra Petch SemiBold:liga&amp;kern" svg:font-family="'Chakra Petch SemiBold:liga&amp;kern'" style:font-adornments="Semibold" style:font-pitch="variable"/>
    <style:font-face style:name="Cordia New" svg:font-family="'Cordia New'" style:font-family-generic="system" style:font-pitch="variable"/>
    <style:font-face style:name="Cordia New1" svg:font-family="'Cordia New'" style:font-pitch="variable"/>
    <style:font-face style:name="Kinnari" svg:font-family="Kinna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family-generic="swiss" style:font-pitch="variable"/>
    <style:font-face style:name="TH Sarabun New" svg:font-family="'TH Sarabun New'" style:font-pitch="variable"/>
    <style:font-face style:name="TH Sarabun New:kern" svg:font-family="'TH Sarabun New:kern'" style:font-adornments="ปกติ" style:font-pitch="variable"/>
    <style:font-face style:name="TH Sarabun New:liga&amp;kern" svg:font-family="'TH Sarabun New:liga&amp;kern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Kinnari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วัตถุที่ไม่เติมสีและไม่มีเส้น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6T12:48:13.365120522</meta:creation-date>
    <dc:date>2024-04-27T07:01:36.698588964</dc:date>
    <meta:editing-duration>PT1H9M38S</meta:editing-duration>
    <meta:editing-cycles>11</meta:editing-cycles>
    <meta:generator>LibreOffice/7.3.7.2$Linux_X86_64 LibreOffice_project/30$Build-2</meta:generator>
    <meta:document-statistic meta:object-count="19"/>
  </office:meta>
</office:document-meta>
</file>